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Email</text:p>
          </table:table-cell>
          <table:table-cell office:value-type="string">
            <text:p>Examen:EXAMEN CORTO 1 (Real)</text:p>
          </table:table-cell>
          <table:table-cell office:value-type="string">
            <text:p>Examen:Examen Corto 2 (Real)</text:p>
          </table:table-cell>
          <table:table-cell office:value-type="string">
            <text:p>Examen:EXAMEN FINAL (Real)</text:p>
          </table:table-cell>
          <table:table-cell office:value-type="string">
            <text:p>Total del curso (Real)</text:p>
          </table:table-cell>
          <table:table-cell office:value-type="string">
            <text:p>Último descargado desde este curso</text:p>
          </table:table-cell>
        </table:table-row>
        <table:table-row>
          <table:table-cell office:value-type="string">
            <text:p>REBECA AZUCENA</text:p>
          </table:table-cell>
          <table:table-cell office:value-type="string">
            <text:p>ACEVEDO MANRIQUE</text:p>
          </table:table-cell>
          <table:table-cell office:value-type="string">
            <text:p>24237737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beca.acevedomanrique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SCARLY ARELIS</text:p>
          </table:table-cell>
          <table:table-cell office:value-type="string">
            <text:p>AJCUC NIJ</text:p>
          </table:table-cell>
          <table:table-cell office:value-type="string">
            <text:p>29942466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2542scarlyajcuc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ESDRAS NEHEMIAS</text:p>
          </table:table-cell>
          <table:table-cell office:value-type="string">
            <text:p>AJVIX CANEL</text:p>
          </table:table-cell>
          <table:table-cell office:value-type="string">
            <text:p>34524079001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17140esdrasajvix@gmail.com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28.00">
            <text:p>28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IRIS PAOLA</text:p>
          </table:table-cell>
          <table:table-cell office:value-type="string">
            <text:p>ALVAREZ OSCAL</text:p>
          </table:table-cell>
          <table:table-cell office:value-type="string">
            <text:p>30070646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7743irisalvarez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ESTUARDO ADOLFO</text:p>
          </table:table-cell>
          <table:table-cell office:value-type="string">
            <text:p>ARRIAGA TOLEDO</text:p>
          </table:table-cell>
          <table:table-cell office:value-type="string">
            <text:p>29874037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06031estuardoarriag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CÃ©SAR EMILIO</text:p>
          </table:table-cell>
          <table:table-cell office:value-type="string">
            <text:p>BALTOYAC SALVADOR</text:p>
          </table:table-cell>
          <table:table-cell office:value-type="string">
            <text:p>24365115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baltoyac@gmail.com</text:p>
          </table:table-cell>
          <table:table-cell office:value-type="float" office:value="8.57">
            <text:p>8.57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24.57">
            <text:p>24.57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KEVIN DANIEL</text:p>
          </table:table-cell>
          <table:table-cell office:value-type="string">
            <text:p>BARILLAS RAMOS</text:p>
          </table:table-cell>
          <table:table-cell office:value-type="string">
            <text:p>17990046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912853kevinbarillasusac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GERLIN EVITA</text:p>
          </table:table-cell>
          <table:table-cell office:value-type="string">
            <text:p>BOLÃ³S ALECIO</text:p>
          </table:table-cell>
          <table:table-cell office:value-type="string">
            <text:p>23894057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405390gerlinbolos@gmail.com</text:p>
          </table:table-cell>
          <table:table-cell office:value-type="float" office:value="8.57">
            <text:p>8.57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26.57">
            <text:p>26.57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MARVIN GEOVANNI</text:p>
          </table:table-cell>
          <table:table-cell office:value-type="string">
            <text:p>BOROR COJÃ³N</text:p>
          </table:table-cell>
          <table:table-cell office:value-type="string">
            <text:p>30356099101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8371marvinboror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SARA ELIZABETH</text:p>
          </table:table-cell>
          <table:table-cell office:value-type="string">
            <text:p>BOROR SIAN</text:p>
          </table:table-cell>
          <table:table-cell office:value-type="string">
            <text:p>24649340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raboror2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DIEGO ARMANDO</text:p>
          </table:table-cell>
          <table:table-cell office:value-type="string">
            <text:p>BORRAYO PIRIR</text:p>
          </table:table-cell>
          <table:table-cell office:value-type="string">
            <text:p>30480449501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12727diegoborrayo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JUAN MAEF</text:p>
          </table:table-cell>
          <table:table-cell office:value-type="string">
            <text:p>CANAHUI GARCÃ­A</text:p>
          </table:table-cell>
          <table:table-cell office:value-type="string">
            <text:p>30060537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efcanahui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NATALLY RUBÃ­</text:p>
          </table:table-cell>
          <table:table-cell office:value-type="string">
            <text:p>CANO TOP</text:p>
          </table:table-cell>
          <table:table-cell office:value-type="string">
            <text:p>27065440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tallycano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DANIEL ANTONIO</text:p>
          </table:table-cell>
          <table:table-cell office:value-type="string">
            <text:p>CASTILLO YOL</text:p>
          </table:table-cell>
          <table:table-cell office:value-type="string">
            <text:p>20811600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214976danielcastillo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KEILA ABIGAIL</text:p>
          </table:table-cell>
          <table:table-cell office:value-type="string">
            <text:p>CETO COTTON</text:p>
          </table:table-cell>
          <table:table-cell office:value-type="string">
            <text:p>30195127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3539keilaceto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JOSÃ© ANGEL LEONEL</text:p>
          </table:table-cell>
          <table:table-cell office:value-type="string">
            <text:p>CHAMALÃ© LÃ³PEZ</text:p>
          </table:table-cell>
          <table:table-cell office:value-type="string">
            <text:p>23251654504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male811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YESENIA XIOMARA</text:p>
          </table:table-cell>
          <table:table-cell office:value-type="string">
            <text:p>CHAMALÃ© PÃ©REZ</text:p>
          </table:table-cell>
          <table:table-cell office:value-type="string">
            <text:p>25399542617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504837yeseniachamale@gmail.com</text:p>
          </table:table-cell>
          <table:table-cell office:value-type="float" office:value="7.14">
            <text:p>7.14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5.14">
            <text:p>15.14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JENNIFER IVANIA JEANNETTE</text:p>
          </table:table-cell>
          <table:table-cell office:value-type="string">
            <text:p>CHAVAC MURALLES</text:p>
          </table:table-cell>
          <table:table-cell office:value-type="string">
            <text:p>303225750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505424jenniferchavac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INGRID MARIELA</text:p>
          </table:table-cell>
          <table:table-cell office:value-type="string">
            <text:p>CHOC IXCOY</text:p>
          </table:table-cell>
          <table:table-cell office:value-type="string">
            <text:p>23141559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ielachoc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BRIAN</text:p>
          </table:table-cell>
          <table:table-cell office:value-type="string">
            <text:p>CINTO RODRIGUEZ</text:p>
          </table:table-cell>
          <table:table-cell office:value-type="string">
            <text:p>21673033312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iancrodriguez92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MAYNOR ADOLFO</text:p>
          </table:table-cell>
          <table:table-cell office:value-type="string">
            <text:p>CITALAN DEL CID</text:p>
          </table:table-cell>
          <table:table-cell office:value-type="string">
            <text:p>24926140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citalan10@gmail.com</text:p>
          </table:table-cell>
          <table:table-cell office:value-type="float" office:value="5.71">
            <text:p>5.71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23.71">
            <text:p>23.71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EDDWAR OBDULIO</text:p>
          </table:table-cell>
          <table:table-cell office:value-type="string">
            <text:p>COCHÃ© DONIS</text:p>
          </table:table-cell>
          <table:table-cell office:value-type="string">
            <text:p>29677453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ddwar.o.c.d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MAYRA AZUCENA</text:p>
          </table:table-cell>
          <table:table-cell office:value-type="string">
            <text:p>CURRUCHICH ROQUEL</text:p>
          </table:table-cell>
          <table:table-cell office:value-type="string">
            <text:p>22271863304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17099mayracurruchich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HECTOR ISRAEL</text:p>
          </table:table-cell>
          <table:table-cell office:value-type="string">
            <text:p>CÃº XOY</text:p>
          </table:table-cell>
          <table:table-cell office:value-type="string">
            <text:p>22356548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ectorcu139@gmail.com</text:p>
          </table:table-cell>
          <table:table-cell office:value-type="float" office:value="8.57">
            <text:p>8.57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26.57">
            <text:p>26.57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ISIDRO BERNARDO</text:p>
          </table:table-cell>
          <table:table-cell office:value-type="string">
            <text:p>DE LEON TOJIN</text:p>
          </table:table-cell>
          <table:table-cell office:value-type="string">
            <text:p>20790290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bernardodeleon@gmail.com</text:p>
          </table:table-cell>
          <table:table-cell office:value-type="float" office:value="8.57">
            <text:p>8.57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8.57">
            <text:p>28.57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EVELYN SUCELY</text:p>
          </table:table-cell>
          <table:table-cell office:value-type="string">
            <text:p>DE LEÃ³N LÃ³PEZ</text:p>
          </table:table-cell>
          <table:table-cell office:value-type="string">
            <text:p>30192484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5085evelyndeleon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EDGAR GIOVANNI</text:p>
          </table:table-cell>
          <table:table-cell office:value-type="string">
            <text:p>DE PAZ LÃ³PEZ</text:p>
          </table:table-cell>
          <table:table-cell office:value-type="string">
            <text:p>19398331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114718edgardepaz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JOSELIN SUSANA</text:p>
          </table:table-cell>
          <table:table-cell office:value-type="string">
            <text:p>GARCÃ­A CHILEL</text:p>
          </table:table-cell>
          <table:table-cell office:value-type="string">
            <text:p>30012675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2666joselingarcia@gmail.com</text:p>
          </table:table-cell>
          <table:table-cell office:value-type="float" office:value="8.57">
            <text:p>8.57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24.57">
            <text:p>24.57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LUIS PEDRO</text:p>
          </table:table-cell>
          <table:table-cell office:value-type="string">
            <text:p>GARCÃ­A ESCOBAR</text:p>
          </table:table-cell>
          <table:table-cell office:value-type="string">
            <text:p>16216692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pge88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CÃ¡NDIDO ALEXANDER</text:p>
          </table:table-cell>
          <table:table-cell office:value-type="string">
            <text:p>GARCÃ­A VICENTE</text:p>
          </table:table-cell>
          <table:table-cell office:value-type="string">
            <text:p>24997755901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gvc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ANGEL EDUARDO</text:p>
          </table:table-cell>
          <table:table-cell office:value-type="string">
            <text:p>GIRÃ³N QUIÃ±ONEZ</text:p>
          </table:table-cell>
          <table:table-cell office:value-type="string">
            <text:p>25211940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405272angelgiron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REGINA ARACELY</text:p>
          </table:table-cell>
          <table:table-cell office:value-type="string">
            <text:p>GONZÃ¡LEZ LEMUS</text:p>
          </table:table-cell>
          <table:table-cell office:value-type="string">
            <text:p>21795475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9913623reginagonzalez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ARNOLDO MIZAEL</text:p>
          </table:table-cell>
          <table:table-cell office:value-type="string">
            <text:p>GRAMAJO RODAS</text:p>
          </table:table-cell>
          <table:table-cell office:value-type="string">
            <text:p>25803476909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noldo.gramajo@gmail.com</text:p>
          </table:table-cell>
          <table:table-cell office:value-type="float" office:value="8.57">
            <text:p>8.57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8.57">
            <text:p>28.57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JOSUÃ DANIEL</text:p>
          </table:table-cell>
          <table:table-cell office:value-type="string">
            <text:p>GUERRA HERNÃNDEZ</text:p>
          </table:table-cell>
          <table:table-cell office:value-type="string">
            <text:p>20703296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3856josueguerra@gmail.com</text:p>
          </table:table-cell>
          <table:table-cell office:value-type="float" office:value="8.57">
            <text:p>8.57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8.57">
            <text:p>28.57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ROBINSON DANIEL</text:p>
          </table:table-cell>
          <table:table-cell office:value-type="string">
            <text:p>GÓMEZ TEJAX</text:p>
          </table:table-cell>
          <table:table-cell office:value-type="string">
            <text:p>27155009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405627robinsongomez@gmail.com</text:p>
          </table:table-cell>
          <table:table-cell office:value-type="float" office:value="7.14">
            <text:p>7.14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7.14">
            <text:p>27.14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JAQUELINE LIZETH</text:p>
          </table:table-cell>
          <table:table-cell office:value-type="string">
            <text:p>HERRERA CAMEY</text:p>
          </table:table-cell>
          <table:table-cell office:value-type="string">
            <text:p>24461264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quilizh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VERÃ³NICA GABRIELA</text:p>
          </table:table-cell>
          <table:table-cell office:value-type="string">
            <text:p>HERRERA RODRÃ­GUEZ</text:p>
          </table:table-cell>
          <table:table-cell office:value-type="string">
            <text:p>29947313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5092veronicaherrera@gmail.com</text:p>
          </table:table-cell>
          <table:table-cell office:value-type="float" office:value="8.57">
            <text:p>8.57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8.57">
            <text:p>28.57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JULIO JOSUÃ©</text:p>
          </table:table-cell>
          <table:table-cell office:value-type="string">
            <text:p>JIMENEZ REYES</text:p>
          </table:table-cell>
          <table:table-cell office:value-type="string">
            <text:p>26787303401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05446juliojimenez@gmail.com</text:p>
          </table:table-cell>
          <table:table-cell office:value-type="float" office:value="7.14">
            <text:p>7.14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23.14">
            <text:p>23.14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JOEL AUGUSTO</text:p>
          </table:table-cell>
          <table:table-cell office:value-type="string">
            <text:p>LARIOS TEZÃ©N</text:p>
          </table:table-cell>
          <table:table-cell office:value-type="string">
            <text:p>37243816401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9746joellarios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WILMER ESTUARDO</text:p>
          </table:table-cell>
          <table:table-cell office:value-type="string">
            <text:p>LUNA PINEDA</text:p>
          </table:table-cell>
          <table:table-cell office:value-type="string">
            <text:p>25674969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921524wilmerlun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ALEJANDRO JOSÃ©</text:p>
          </table:table-cell>
          <table:table-cell office:value-type="string">
            <text:p>LÃ³PEZ DOMINGUEZ</text:p>
          </table:table-cell>
          <table:table-cell office:value-type="string">
            <text:p>22459654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exjo_42@hot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BRYAN STEVE</text:p>
          </table:table-cell>
          <table:table-cell office:value-type="string">
            <text:p>LÃ³PEZ GUZMÃ¡N</text:p>
          </table:table-cell>
          <table:table-cell office:value-type="string">
            <text:p>30420677601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yanstevelopezguzman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EDWIN ADOLFO</text:p>
          </table:table-cell>
          <table:table-cell office:value-type="string">
            <text:p>LÃ³PEZ HERRERA</text:p>
          </table:table-cell>
          <table:table-cell office:value-type="string">
            <text:p>23706188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05314edwinlopez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BRAYAN ALEXIS</text:p>
          </table:table-cell>
          <table:table-cell office:value-type="string">
            <text:p>LÃ³PEZ REYNA</text:p>
          </table:table-cell>
          <table:table-cell office:value-type="string">
            <text:p>27579740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504940brayanlopez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CINDY LORENA</text:p>
          </table:table-cell>
          <table:table-cell office:value-type="string">
            <text:p>MARTINEZ NAVAS</text:p>
          </table:table-cell>
          <table:table-cell office:value-type="string">
            <text:p>18483140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indymar7125@gmail.com</text:p>
          </table:table-cell>
          <table:table-cell office:value-type="float" office:value="7.14">
            <text:p>7.14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7.14">
            <text:p>27.14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JORDY ALEXANDER</text:p>
          </table:table-cell>
          <table:table-cell office:value-type="string">
            <text:p>MAZARIEGOS RAMOS</text:p>
          </table:table-cell>
          <table:table-cell office:value-type="string">
            <text:p>30057884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1660jordymazariegos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ILDIBERTO OSMAR</text:p>
          </table:table-cell>
          <table:table-cell office:value-type="string">
            <text:p>MEJÃA RAMÃREZ</text:p>
          </table:table-cell>
          <table:table-cell office:value-type="string">
            <text:p>33279246312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06322ildibertomejia@gmail.com</text:p>
          </table:table-cell>
          <table:table-cell office:value-type="float" office:value="8.57">
            <text:p>8.57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26.57">
            <text:p>26.57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JUAN CARLOS</text:p>
          </table:table-cell>
          <table:table-cell office:value-type="string">
            <text:p>MONTOYA PEREZ</text:p>
          </table:table-cell>
          <table:table-cell office:value-type="string">
            <text:p>26168058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cmontoyap10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DAVID ESTUARDO</text:p>
          </table:table-cell>
          <table:table-cell office:value-type="string">
            <text:p>MORALES AJC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mastuard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MAYNOR ALFREDO</text:p>
          </table:table-cell>
          <table:table-cell office:value-type="string">
            <text:p>MORALES GUTIERREZ</text:p>
          </table:table-cell>
          <table:table-cell office:value-type="string">
            <text:p>19480855602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ralesmaynor786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KEILA FERNANDA</text:p>
          </table:table-cell>
          <table:table-cell office:value-type="string">
            <text:p>MORALES URBINA</text:p>
          </table:table-cell>
          <table:table-cell office:value-type="string">
            <text:p>30241450901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6456keilamorales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HUGO GIOVANY</text:p>
          </table:table-cell>
          <table:table-cell office:value-type="string">
            <text:p>ORANTES SAMAYOA</text:p>
          </table:table-cell>
          <table:table-cell office:value-type="string">
            <text:p>16010195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antesh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EDNA NOEMI</text:p>
          </table:table-cell>
          <table:table-cell office:value-type="string">
            <text:p>OROZCO JIMÃ©NEZ</text:p>
          </table:table-cell>
          <table:table-cell office:value-type="string">
            <text:p>23980541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920421ednaorozco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KEVIN JOSUÃ©</text:p>
          </table:table-cell>
          <table:table-cell office:value-type="string">
            <text:p>OROZCO OROZCO</text:p>
          </table:table-cell>
          <table:table-cell office:value-type="string">
            <text:p>29936399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3422kevinorozco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DINORA IZABEL</text:p>
          </table:table-cell>
          <table:table-cell office:value-type="string">
            <text:p>OVANDO ENRÃ­QUEZ</text:p>
          </table:table-cell>
          <table:table-cell office:value-type="string">
            <text:p>20721666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216212dinoraovando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GUSTAVO ADOLFO</text:p>
          </table:table-cell>
          <table:table-cell office:value-type="string">
            <text:p>PAIZ ANDRADE</text:p>
          </table:table-cell>
          <table:table-cell office:value-type="string">
            <text:p>18997679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stadisticausac2020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EDUARDO DE JESÃºS</text:p>
          </table:table-cell>
          <table:table-cell office:value-type="string">
            <text:p>PALMA GARCIA</text:p>
          </table:table-cell>
          <table:table-cell office:value-type="string">
            <text:p>29956132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05658eduardopalm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Lourdes Karina</text:p>
          </table:table-cell>
          <table:table-cell office:value-type="string">
            <text:p>Pirir Jocón</text:p>
          </table:table-cell>
          <table:table-cell office:value-type="string">
            <text:p>35222936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9875lourdespirir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DAVIS AMILCAR</text:p>
          </table:table-cell>
          <table:table-cell office:value-type="string">
            <text:p>PÃ©REZ COUTIÃ±O</text:p>
          </table:table-cell>
          <table:table-cell office:value-type="string">
            <text:p>30035474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4684davisperez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20.00">
            <text:p>2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HELEN AIDA</text:p>
          </table:table-cell>
          <table:table-cell office:value-type="string">
            <text:p>QUINTEROS BARRENO</text:p>
          </table:table-cell>
          <table:table-cell office:value-type="string">
            <text:p>30003684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3664helenquinteros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KEVIN RODOLFO</text:p>
          </table:table-cell>
          <table:table-cell office:value-type="string">
            <text:p>RAMIREZ PEREIRA</text:p>
          </table:table-cell>
          <table:table-cell office:value-type="string">
            <text:p>30561791503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3586kevinramirez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WILMER AROLDO</text:p>
          </table:table-cell>
          <table:table-cell office:value-type="string">
            <text:p>RAMÃ­REZ MEDRANO</text:p>
          </table:table-cell>
          <table:table-cell office:value-type="string">
            <text:p>30168764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4874wilmerramirez@gmail.com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28.00">
            <text:p>28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JHONNATAN FERNANDO</text:p>
          </table:table-cell>
          <table:table-cell office:value-type="string">
            <text:p>RIVAS SOTO</text:p>
          </table:table-cell>
          <table:table-cell office:value-type="string">
            <text:p>29774247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17067jhonnatanrivas@gmail.com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18.00">
            <text:p>18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ESTELA YOLANDA</text:p>
          </table:table-cell>
          <table:table-cell office:value-type="string">
            <text:p>ROLDÃ¡N GARCÃ­A</text:p>
          </table:table-cell>
          <table:table-cell office:value-type="string">
            <text:p>30038750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0432estelaroldan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JULIO ARMANDO</text:p>
          </table:table-cell>
          <table:table-cell office:value-type="string">
            <text:p>SAAVEDRA GONZALEZ</text:p>
          </table:table-cell>
          <table:table-cell office:value-type="string">
            <text:p>33582397119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0185juliosaavedra@gmail.com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28.00">
            <text:p>28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PAOLA</text:p>
          </table:table-cell>
          <table:table-cell office:value-type="string">
            <text:p>SANDOVAL SANDOVAL</text:p>
          </table:table-cell>
          <table:table-cell office:value-type="string">
            <text:p>36788785101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2966paolasandoval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DULCE MARÃ­A</text:p>
          </table:table-cell>
          <table:table-cell office:value-type="string">
            <text:p>SAREGUDE DONIS</text:p>
          </table:table-cell>
          <table:table-cell office:value-type="string">
            <text:p>29880581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2743dulcesaregude@gmail.com</text:p>
          </table:table-cell>
          <table:table-cell office:value-type="float" office:value="8.57">
            <text:p>8.5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7">
            <text:p>8.57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SAMUEL ANTHONY</text:p>
          </table:table-cell>
          <table:table-cell office:value-type="string">
            <text:p>SAREGURE CASTAÃ±EDA</text:p>
          </table:table-cell>
          <table:table-cell office:value-type="string">
            <text:p>28444030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06193samuelsaregure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MARÃ­A FERNANDA</text:p>
          </table:table-cell>
          <table:table-cell office:value-type="string">
            <text:p>SAUCEDO PINZÃ³N</text:p>
          </table:table-cell>
          <table:table-cell office:value-type="string">
            <text:p>34422213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fersaucedo20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JAQUELIN MARISELA</text:p>
          </table:table-cell>
          <table:table-cell office:value-type="string">
            <text:p>SOLARES BETETA</text:p>
          </table:table-cell>
          <table:table-cell office:value-type="string">
            <text:p>25594744501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914804jaquelinsolares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OMAR ALEXANDER</text:p>
          </table:table-cell>
          <table:table-cell office:value-type="string">
            <text:p>SOSA ÃLVAREZ</text:p>
          </table:table-cell>
          <table:table-cell office:value-type="string">
            <text:p>24973147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921406omarsos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ERICK MIGUEL ANGEL</text:p>
          </table:table-cell>
          <table:table-cell office:value-type="string">
            <text:p>SÃ¡NCHEZ QUEVEDO</text:p>
          </table:table-cell>
          <table:table-cell office:value-type="string">
            <text:p>22328059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rickmiguel.sanchezquevedo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JUAN MANUEL</text:p>
          </table:table-cell>
          <table:table-cell office:value-type="string">
            <text:p>TALÃ SICAY</text:p>
          </table:table-cell>
          <table:table-cell office:value-type="string">
            <text:p>16340375907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alesicayjm@gmail.com</text:p>
          </table:table-cell>
          <table:table-cell office:value-type="float" office:value="4.29">
            <text:p>4.29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20.29">
            <text:p>20.29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REMBERT YONIVAN</text:p>
          </table:table-cell>
          <table:table-cell office:value-type="string">
            <text:p>TORRES MÃ©NDEZ</text:p>
          </table:table-cell>
          <table:table-cell office:value-type="string">
            <text:p>29929834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8077remberttorres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HAMILTON SPENSER</text:p>
          </table:table-cell>
          <table:table-cell office:value-type="string">
            <text:p>TORRES RAMÃ­REZ</text:p>
          </table:table-cell>
          <table:table-cell office:value-type="string">
            <text:p>29923001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4473hamiltontorres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KENNY WILLIAMS</text:p>
          </table:table-cell>
          <table:table-cell office:value-type="string">
            <text:p>VELIZ GARCIA</text:p>
          </table:table-cell>
          <table:table-cell office:value-type="string">
            <text:p>28050839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wvg10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MARLI XIOMARA</text:p>
          </table:table-cell>
          <table:table-cell office:value-type="string">
            <text:p>VÃ¡SQUEZ PÃ©REZ</text:p>
          </table:table-cell>
          <table:table-cell office:value-type="string">
            <text:p>27509978409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409180marlivasquez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SINDDY MARLENEE</text:p>
          </table:table-cell>
          <table:table-cell office:value-type="string">
            <text:p>WELMAN AGUSTIN</text:p>
          </table:table-cell>
          <table:table-cell office:value-type="string">
            <text:p>21636465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405115sinddywelman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JORGE ADOLFO</text:p>
          </table:table-cell>
          <table:table-cell office:value-type="string">
            <text:p>WELMAN AGUSTÃ­N</text:p>
          </table:table-cell>
          <table:table-cell office:value-type="string">
            <text:p>18019854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lman2901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JENNY VANESSA</text:p>
          </table:table-cell>
          <table:table-cell office:value-type="string">
            <text:p>XUTUC MORALES</text:p>
          </table:table-cell>
          <table:table-cell office:value-type="string">
            <text:p>25093178813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818255jennyxutuc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EMILIA ROCÃ­O</text:p>
          </table:table-cell>
          <table:table-cell office:value-type="string">
            <text:p>YON PAREDES</text:p>
          </table:table-cell>
          <table:table-cell office:value-type="string">
            <text:p>20702504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9868emiliayon@gmail.com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24.00">
            <text:p>24.00</text:p>
          </table:table-cell>
          <table:table-cell office:value-type="string">
            <text:p>1716516667</text:p>
          </table:table-cell>
        </table:table-row>
        <table:table-row>
          <table:table-cell office:value-type="string">
            <text:p>JEYSON FERNANDO</text:p>
          </table:table-cell>
          <table:table-cell office:value-type="string">
            <text:p>ZURDO XUYÃ¡</text:p>
          </table:table-cell>
          <table:table-cell office:value-type="string">
            <text:p>30414593901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8625jeysonzurdo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51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0.3 (Build: 20220822)</meta:generator>
    <meta:initial-creator>José Daniel Velásquez Orozco</meta:initial-creator>
    <meta:creation-date>2024-05-23T20:11:07</meta:creation-date>
    <meta:document-statistic meta:table-count="1" meta:cell-count="0" meta:object-count="0"/>
  </office:meta>
</office:document-meta>
</file>